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style:use-window-font-color="true" fo:font-size="13pt" style:font-name-asian="WenQuanYi Micro Hei" style:font-size-asian="13pt"/>
    </style:style>
    <style:style style:name="P14" style:family="paragraph" style:parent-style-name="Text_20_body">
      <style:text-properties style:use-window-font-color="true" style:font-name="WenQuanYi Micro Hei" fo:font-size="10pt" style:font-size-asian="10pt"/>
    </style:style>
    <style:style style:name="P15" style:family="paragraph" style:parent-style-name="Text_20_body">
      <style:text-properties officeooo:paragraph-rsid="00197533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000000" style:font-name="WenQuanYi Micro Hei" fo:font-size="10pt" officeooo:rsid="00197533" style:font-size-asian="10pt"/>
    </style:style>
    <style:style style:name="T6" style:family="text">
      <style:text-properties fo:color="#ff0000" fo:font-size="13pt" style:font-name-asian="WenQuanYi Micro Hei" style:font-size-asian="13pt"/>
    </style:style>
    <style:style style:name="T7" style:family="text">
      <style:text-properties fo:color="#ff0000" style:font-name="WenQuanYi Micro Hei" fo:font-size="10pt" style:font-size-asian="10pt"/>
    </style:style>
    <style:style style:name="T8" style:family="text">
      <style:text-properties fo:color="#ff0000" style:font-name="WenQuanYi Micro Hei" fo:font-size="10pt" officeooo:rsid="001aed20" style:font-size-asian="10pt"/>
    </style:style>
    <style:style style:name="T9" style:family="text">
      <style:text-properties fo:color="#ff0000" style:font-name="WenQuanYi Micro Hei" fo:font-size="13pt" style:font-size-asian="13pt"/>
    </style:style>
    <style:style style:name="T10" style:family="text">
      <style:text-properties fo:color="#ff0000" style:font-name="新細明體" fo:font-size="13pt" style:font-size-asian="13pt"/>
    </style:style>
    <style:style style:name="T11" style:family="text">
      <style:text-properties style:font-name-asian="WenQuanYi Micro Hei"/>
    </style:style>
    <style:style style:name="T12" style:family="text">
      <style:text-properties style:use-window-font-color="true" fo:font-size="13pt" style:font-name-asian="WenQuanYi Micro Hei" style:font-size-asian="13pt"/>
    </style:style>
    <style:style style:name="T13" style:family="text">
      <style:text-properties style:use-window-font-color="true" style:font-name="WenQuanYi Micro Hei" fo:font-size="13pt" style:font-size-asian="13pt"/>
    </style:style>
    <style:style style:name="T14" style:family="text">
      <style:text-properties style:use-window-font-color="true" style:font-name="WenQuanYi Micro Hei" fo:font-size="10pt" style:font-size-asian="10pt"/>
    </style:style>
    <style:style style:name="T15" style:family="text">
      <style:text-properties style:use-window-font-color="true" style:font-name="WenQuanYi Micro Hei" fo:font-size="10pt" officeooo:rsid="001aed20" style:font-size-asian="10pt"/>
    </style:style>
    <style:style style:name="T16" style:family="text">
      <style:text-properties style:use-window-font-color="true" style:font-name="新細明體" fo:font-size="13pt" style:font-size-asian="13pt"/>
    </style:style>
    <style:style style:name="T17" style:family="text">
      <style:text-properties style:font-name="WenQuanYi Micro Hei" fo:font-size="10pt" style:font-size-asian="10pt"/>
    </style:style>
    <style:style style:name="T18" style:family="text">
      <style:text-properties style:font-name="WenQuanYi Micro Hei" fo:font-size="10pt" officeooo:rsid="001aed20" style:font-size-asian="10pt"/>
    </style:style>
    <style:style style:name="T19" style:family="text">
      <style:text-properties fo:font-variant="normal" fo:text-transform="none" fo:color="#000000" fo:font-size="13pt" fo:letter-spacing="normal" style:font-name-asian="WenQuanYi Micro Hei" style:font-size-asian="13pt" style:font-style-asian="normal" style:font-weight-asian="normal"/>
    </style:style>
    <style:style style:name="T20" style:family="text">
      <style:text-properties fo:font-variant="normal" fo:text-transform="none" fo:color="#24292e" fo:font-size="13pt" fo:letter-spacing="normal" style:font-name-asian="apple-system" style:font-size-asian="8.14999961853027pt" style:font-style-asian="normal" style:font-weight-asian="normal"/>
    </style:style>
    <style:style style:name="T21" style:family="text">
      <style:text-properties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2">面頂有一沿油，愛啉愛先用</text:span></text:span><text:span text:style-name="預設段落字型"><text:span text:style-name="T13">khat</text:span></text:span><text:span text:style-name="預設段落字型"><text:span text:style-name="T12">仔掰開。</text:span></text:span></text:p>
      <text:p text:style-name="Text_20_body"><text:span text:style-name="預設段落字型"><text:span text:style-name="T14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2">跤的查某人</text:span></text:span><text:span text:style-name="預設段落字型"><text:span text:style-name="T13">(ta-bóo-lâng)</text:span></text:span><text:span text:style-name="預設段落字型"><text:span text:style-name="T12">比查埔人</text:span></text:span><text:span text:style-name="預設段落字型"><text:span text:style-name="T13">(ta-poo-lâng)</text:span></text:span><text:span text:style-name="預設段落字型"><text:span text:style-name="T12">較濟，抑是講戶口佇山區的查埔人</text:span></text:span><text:span text:style-name="預設段落字型"><text:span text:style-name="T13">(ta-poo-lâng)</text:span></text:span><text:span text:style-name="預設段落字型"><text:span text:style-name="T12">比查某人</text:span></text:span><text:span text:style-name="預設段落字型"><text:span text:style-name="T13">(ta-bóo-lâng)</text:span></text:span><text:span text:style-name="預設段落字型"><text:span text:style-name="T12">較濟？</text:span></text:span></text:p>
      <text:p text:style-name="Text_20_body"><text:span text:style-name="預設段落字型"><text:span text:style-name="T14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2">車嘛仝色水。</text:span></text:span></text:p>
      <text:p text:style-name="Text_20_body"><text:span text:style-name="預設段落字型"><text:span text:style-name="T14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2">爾聳，你的橐袋仔內一定是袋磅子。</text:span></text:span></text:p>
      <text:p text:style-name="Text_20_body"><text:span text:style-name="預設段落字型"><text:span text:style-name="T14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2">開銷傷重。</text:span></text:span></text:p>
      <text:p text:style-name="Text_20_body"><text:span text:style-name="預設段落字型"><text:span text:style-name="T14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2">阮希望來遮訂餅送人。</text:span></text:span></text:p>
      <text:p text:style-name="Text_20_body"><text:span text:style-name="預設段落字型"><text:span text:style-name="T14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2">贏生查某（</text:span></text:span><text:span text:style-name="預設段落字型"><text:span text:style-name="T13">ta-bóo</text:span></text:span><text:span text:style-name="預設段落字型"><text:span text:style-name="T12">）。</text:span></text:span></text:p>
      <text:p text:style-name="Text_20_body"><text:span text:style-name="預設段落字型"><text:span text:style-name="T14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2">調查表共你認為應當（</text:span></text:span><text:span text:style-name="預設段落字型"><text:span text:style-name="T13">ìng-tong</text:span></text:span><text:span text:style-name="預設段落字型"><text:span text:style-name="T12">）愛改進的所在寫落來。</text:span></text:span></text:p>
      <text:p text:style-name="Text_20_body"><text:span text:style-name="預設段落字型"><text:span text:style-name="T14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11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P15"><text:span text:style-name="預設段落字型"><text:span text:style-name="T2">你一定愛較振作</text:span></text:span><text:span text:style-name="預設段落字型"><text:span text:style-name="T19">咧</text:span></text:span><text:span text:style-name="預設段落字型"><text:span text:style-name="T2">！</text:span></text:span></text:p>
      <text:p text:style-name="Text_20_body"><text:span text:style-name="預設段落字型"><text:span text:style-name="T4">Lí it-tīng ài khah tsín-tsok--</text:span></text:span><text:span text:style-name="預設段落字型"><text:span text:style-name="T5">leh</text:span></text:span><text:span text:style-name="預設段落字型"><text:span text:style-name="T4">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12">仝款，免相搶。</text:span></text:span></text:p>
      <text:p text:style-name="Text_20_body"><text:span text:style-name="預設段落字型"><text:span text:style-name="T14">Kāng-kh</text:span></text:span><text:span text:style-name="預設段落字型"><text:span text:style-name="T4">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12">氣一下袂講話。</text:span></text:span></text:p>
      <text:p text:style-name="Text_20_body"><text:span text:style-name="預設段落字型"><text:span text:style-name="T14">Khì tsi̍t-ē bē k</text:span></text:span><text:span text:style-name="預設段落字型"><text:span text:style-name="T4">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13">你著愛食予飽。</text:p>
      <text:p text:style-name="Text_20_body"><text:span text:style-name="預設段落字型"><text:span text:style-name="T14">Lí tio̍h ài tsia̍h </text:span></text:span><text:span text:style-name="預設段落字型"><text:span text:style-name="T15">hōo </text:span></text:span><text:span text:style-name="預設段落字型"><text:span text:style-name="T14">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/>
      <text:p text:style-name="Text_20_body"><text:span text:style-name="預設段落字型"><text:span text:style-name="T7"/></text:span></text:p>
      <text:p text:style-name="Text_20_body"/>
      <text:p text:style-name="P13">你愛寫予緊。</text:p>
      <text:p text:style-name="Text_20_body"><text:span text:style-name="預設段落字型"><text:span text:style-name="T14">Lí ài siá hōo kín.</text:span></text:span></text:p>
      <text:p text:style-name="P4"/>
      <text:p text:style-name="P4"/>
      <text:p text:style-name="P13"><text:soft-page-break/></text:p>
      <text:p text:style-name="P14"/>
      <text:p text:style-name="P5"/>
      <text:p text:style-name="P6"><text:s/></text:p>
      <text:p text:style-name="P7"/>
      <text:p text:style-name="P5"/>
      <text:p text:style-name="P6"/>
      <text:p text:style-name="P7"/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/>
      <text:p text:style-name="Text_20_body"><text:span text:style-name="預設段落字型"><text:span text:style-name="T4"/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13"/>
      <text:p text:style-name="Text_20_body"><text:span text:style-name="預設段落字型"><text:span text:style-name="T7"/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</text:span></text:span><text:span text:style-name="預設段落字型"><text:span text:style-name="T12">閒</text:span></text:span><text:span text:style-name="預設段落字型"><text:span text:style-name="T16">摃</text:span></text:span><text:span text:style-name="預設段落字型"><text:span text:style-name="T12">破</text:span></text:span><text:span text:style-name="預設段落字型"><text:span text:style-name="T2">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</text:span></text:span><text:span text:style-name="預設段落字型"><text:span text:style-name="T12">應過來，有巧。</text:span></text:span></text:p>
      <text:p text:style-name="Text_20_body"><text:span text:style-name="預設段落字型"><text:span text:style-name="T14">Suî huán-ìng--kuè-lâi, </text:span></text:span><text:span text:style-name="預設段落字型"><text:span text:style-name="T4">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</text:span></text:span><text:span text:style-name="預設段落字型"><text:span text:style-name="T12">仔電視袂使。</text:span></text:span></text:p>
      <text:p text:style-name="Text_20_body"><text:span text:style-name="預設段落字型"><text:span text:style-name="T14">Án-ne guá bô kín-lâi tsông tsi̍t-tâi-á tiān-sī 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6:05:32.978920941</dc:date>
    <meta:editing-cycles>59</meta:editing-cycles>
    <meta:editing-duration>PT2H13M47S</meta:editing-duration>
    <meta:document-statistic meta:table-count="0" meta:image-count="0" meta:object-count="0" meta:page-count="21" meta:paragraph-count="399" meta:word-count="4055" meta:character-count="11522" meta:non-whitespace-character-count="10210"/>
    <meta:template xlink:type="simple" xlink:actuate="onRequest" xlink:title="" xlink:href="Normal.dotm"/>
  </office:meta>
</office:document-meta>
</file>